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/>
    </style:style>
    <style:style style:name="P2" style:family="paragraph" style:parent-style-name="Preformatted_20_Text">
      <style:text-properties style:text-underline-style="none" fo:font-weight="bold" style:font-weight-asian="bold" style:font-weight-complex="bold"/>
    </style:style>
    <style:style style:name="P3" style:family="paragraph" style:parent-style-name="Preformatted_20_Text">
      <style:text-properties style:text-underline-style="none" fo:font-weight="bold" officeooo:rsid="0014a7b0" officeooo:paragraph-rsid="0014a7b0" style:font-weight-asian="bold" style:font-weight-complex="bold"/>
    </style:style>
    <style:style style:name="P4" style:family="paragraph" style:parent-style-name="Preformatted_20_Text">
      <style:text-properties style:text-underline-style="none" fo:font-weight="bold" officeooo:rsid="0030780c" officeooo:paragraph-rsid="0030780c" style:font-weight-asian="bold" style:font-weight-complex="bold"/>
    </style:style>
    <style:style style:name="P5" style:family="paragraph" style:parent-style-name="Preformatted_20_Text">
      <style:text-properties style:text-underline-style="none" fo:font-weight="bold" officeooo:rsid="00378370" officeooo:paragraph-rsid="00378370" style:font-weight-asian="bold" style:font-weight-complex="bold"/>
    </style:style>
    <style:style style:name="P6" style:family="paragraph" style:parent-style-name="Preformatted_20_Text">
      <style:text-properties style:text-underline-style="none" fo:font-weight="bold" officeooo:rsid="003927a3" officeooo:paragraph-rsid="003927a3" style:font-weight-asian="bold" style:font-weight-complex="bold"/>
    </style:style>
    <style:style style:name="P7" style:family="paragraph" style:parent-style-name="Preformatted_20_Text">
      <style:text-properties style:text-underline-style="none" fo:font-weight="bold" officeooo:rsid="003a9422" officeooo:paragraph-rsid="003a9422" style:font-weight-asian="bold" style:font-weight-complex="bold"/>
    </style:style>
    <style:style style:name="P8" style:family="paragraph" style:parent-style-name="Preformatted_20_Text">
      <style:text-properties style:text-underline-style="none" fo:font-weight="bold" officeooo:rsid="003c4ba8" officeooo:paragraph-rsid="003c4ba8" style:font-weight-asian="bold" style:font-weight-complex="bold"/>
    </style:style>
    <style:style style:name="P9" style:family="paragraph" style:parent-style-name="Preformatted_20_Text">
      <style:text-properties style:text-underline-style="none" fo:font-weight="normal" officeooo:rsid="001cc897" officeooo:paragraph-rsid="001cc897" style:font-weight-asian="normal" style:font-weight-complex="normal"/>
    </style:style>
    <style:style style:name="P10" style:family="paragraph" style:parent-style-name="Preformatted_20_Text">
      <style:text-properties style:text-underline-style="none" fo:font-weight="normal" officeooo:rsid="0020b7be" officeooo:paragraph-rsid="0020b7be" style:font-weight-asian="normal" style:font-weight-complex="normal"/>
    </style:style>
    <style:style style:name="P11" style:family="paragraph" style:parent-style-name="Preformatted_20_Text">
      <style:text-properties style:text-underline-style="none" fo:font-weight="normal" officeooo:rsid="0028f0de" officeooo:paragraph-rsid="0028f0de" style:font-weight-asian="normal" style:font-weight-complex="normal"/>
    </style:style>
    <style:style style:name="P12" style:family="paragraph" style:parent-style-name="Preformatted_20_Text">
      <style:text-properties style:text-underline-style="none" fo:font-weight="normal" officeooo:rsid="001bb568" officeooo:paragraph-rsid="001bb568" style:font-weight-asian="normal" style:font-weight-complex="normal"/>
    </style:style>
    <style:style style:name="P13" style:family="paragraph" style:parent-style-name="Preformatted_20_Text">
      <style:text-properties style:text-underline-style="none" fo:font-weight="normal" officeooo:rsid="0046937b" officeooo:paragraph-rsid="0046937b" style:font-weight-asian="normal" style:font-weight-complex="normal"/>
    </style:style>
    <style:style style:name="P14" style:family="paragraph" style:parent-style-name="Preformatted_20_Text">
      <style:text-properties officeooo:paragraph-rsid="00378370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Preformatted_20_Text" style:list-style-name="L1">
      <style:text-properties style:text-underline-style="none" officeooo:paragraph-rsid="00168e05"/>
    </style:style>
    <style:style style:name="P17" style:family="paragraph" style:parent-style-name="Preformatted_20_Text" style:list-style-name="L1">
      <style:text-properties style:text-underline-style="none" officeooo:rsid="00450e9e" officeooo:paragraph-rsid="00450e9e"/>
    </style:style>
    <style:style style:name="P18" style:family="paragraph" style:parent-style-name="Preformatted_20_Text" style:list-style-name="L2">
      <style:text-properties style:text-underline-style="none"/>
    </style:style>
    <style:style style:name="P19" style:family="paragraph" style:parent-style-name="Preformatted_20_Text" style:list-style-name="L2">
      <style:text-properties style:text-underline-style="none" officeooo:rsid="003f3649" officeooo:paragraph-rsid="003f3649"/>
    </style:style>
    <style:style style:name="P20" style:family="paragraph" style:parent-style-name="Preformatted_20_Text" style:list-style-name="L3">
      <style:text-properties style:text-underline-style="none" officeooo:rsid="000e65ba" officeooo:paragraph-rsid="000e65ba"/>
    </style:style>
    <style:style style:name="P21" style:family="paragraph" style:parent-style-name="Preformatted_20_Text" style:list-style-name="L3">
      <style:text-properties style:text-underline-style="none" officeooo:rsid="00132fcc" officeooo:paragraph-rsid="000e65ba"/>
    </style:style>
    <style:style style:name="P22" style:family="paragraph" style:parent-style-name="Preformatted_20_Text" style:list-style-name="L3">
      <style:text-properties style:text-underline-style="none" officeooo:rsid="0041f79c" officeooo:paragraph-rsid="0041f79c"/>
    </style:style>
    <style:style style:name="P23" style:family="paragraph" style:parent-style-name="Preformatted_20_Text" style:list-style-name="L3">
      <style:text-properties style:text-underline-style="none" officeooo:rsid="004245b1" officeooo:paragraph-rsid="004245b1"/>
    </style:style>
    <style:style style:name="P24" style:family="paragraph" style:parent-style-name="Preformatted_20_Text" style:list-style-name="L4">
      <style:text-properties style:text-underline-style="none" fo:font-weight="normal" officeooo:rsid="000fac52" officeooo:paragraph-rsid="000fac52" style:font-weight-asian="normal" style:font-weight-complex="normal"/>
    </style:style>
    <style:style style:name="P25" style:family="paragraph" style:parent-style-name="Preformatted_20_Text" style:list-style-name="L4">
      <style:text-properties style:text-underline-style="none" fo:font-weight="normal" officeooo:rsid="0019ae05" officeooo:paragraph-rsid="0019ae05" style:font-weight-asian="normal" style:font-weight-complex="normal"/>
    </style:style>
    <style:style style:name="P26" style:family="paragraph" style:parent-style-name="Preformatted_20_Text" style:list-style-name="L4">
      <style:text-properties style:text-underline-style="none" fo:font-weight="normal" officeooo:rsid="001af0dc" officeooo:paragraph-rsid="001af0dc" style:font-weight-asian="normal" style:font-weight-complex="normal"/>
    </style:style>
    <style:style style:name="P27" style:family="paragraph" style:parent-style-name="Preformatted_20_Text" style:list-style-name="L4">
      <style:text-properties style:text-underline-style="none" fo:font-weight="normal" officeooo:rsid="0035b6cb" officeooo:paragraph-rsid="0035b6cb" style:font-weight-asian="normal" style:font-weight-complex="normal"/>
    </style:style>
    <style:style style:name="P28" style:family="paragraph" style:parent-style-name="Preformatted_20_Text" style:list-style-name="L4">
      <style:text-properties style:text-underline-style="none" fo:font-weight="normal" officeooo:rsid="001cc897" officeooo:paragraph-rsid="001cc897" style:font-weight-asian="normal" style:font-weight-complex="normal"/>
    </style:style>
    <style:style style:name="P29" style:family="paragraph" style:parent-style-name="Preformatted_20_Text" style:list-style-name="L4">
      <style:text-properties style:text-underline-style="none" fo:font-weight="normal" officeooo:rsid="0032b80a" officeooo:paragraph-rsid="0032b80a" style:font-weight-asian="normal" style:font-weight-complex="normal"/>
    </style:style>
    <style:style style:name="P30" style:family="paragraph" style:parent-style-name="Preformatted_20_Text" style:list-style-name="L4">
      <style:text-properties style:text-underline-style="none" fo:font-weight="normal" officeooo:rsid="00347fcb" officeooo:paragraph-rsid="00347fcb" style:font-weight-asian="normal" style:font-weight-complex="normal"/>
    </style:style>
    <style:style style:name="P31" style:family="paragraph" style:parent-style-name="Preformatted_20_Text" style:list-style-name="L4">
      <style:text-properties style:text-underline-style="none" fo:font-weight="normal" officeooo:rsid="0040c6d3" officeooo:paragraph-rsid="0040c6d3" style:font-weight-asian="normal" style:font-weight-complex="normal"/>
    </style:style>
    <style:style style:name="P32" style:family="paragraph" style:parent-style-name="Preformatted_20_Text" style:list-style-name="L4">
      <style:text-properties style:text-underline-style="none" fo:font-weight="normal" officeooo:rsid="00290e10" officeooo:paragraph-rsid="00290e10" style:font-weight-asian="normal" style:font-weight-complex="normal"/>
    </style:style>
    <style:style style:name="P33" style:family="paragraph" style:parent-style-name="Preformatted_20_Text" style:list-style-name="L4">
      <style:text-properties style:text-underline-style="none" fo:font-weight="normal" officeooo:rsid="00414447" officeooo:paragraph-rsid="00414447" style:font-weight-asian="normal" style:font-weight-complex="normal"/>
    </style:style>
    <style:style style:name="P34" style:family="paragraph" style:parent-style-name="Preformatted_20_Text" style:list-style-name="L4">
      <style:text-properties style:text-underline-style="none" fo:font-weight="normal" officeooo:rsid="0010b947" officeooo:paragraph-rsid="000fac52" style:font-weight-asian="normal" style:font-weight-complex="normal"/>
    </style:style>
    <style:style style:name="P35" style:family="paragraph" style:parent-style-name="Preformatted_20_Text" style:list-style-name="L4">
      <style:text-properties style:text-underline-style="none" fo:font-weight="normal" officeooo:rsid="0010b947" officeooo:paragraph-rsid="00132fcc" style:font-weight-asian="normal" style:font-weight-complex="normal"/>
    </style:style>
    <style:style style:name="P36" style:family="paragraph" style:parent-style-name="Preformatted_20_Text" style:list-style-name="L4">
      <style:text-properties style:text-underline-style="none" fo:font-weight="normal" officeooo:rsid="0010b947" officeooo:paragraph-rsid="001af0dc" style:font-weight-asian="normal" style:font-weight-complex="normal"/>
    </style:style>
    <style:style style:name="P37" style:family="paragraph" style:parent-style-name="Preformatted_20_Text" style:list-style-name="L4">
      <style:text-properties style:text-underline-style="none" fo:font-weight="normal" officeooo:rsid="001166bb" officeooo:paragraph-rsid="00132fcc" style:font-weight-asian="normal" style:font-weight-complex="normal"/>
    </style:style>
    <style:style style:name="P38" style:family="paragraph" style:parent-style-name="Preformatted_20_Text" style:list-style-name="L4">
      <style:text-properties style:text-underline-style="none" fo:font-weight="normal" officeooo:rsid="001bb568" officeooo:paragraph-rsid="001bb568" style:font-weight-asian="normal" style:font-weight-complex="normal"/>
    </style:style>
    <style:style style:name="P39" style:family="paragraph" style:parent-style-name="Preformatted_20_Text" style:list-style-name="L4">
      <style:text-properties style:text-underline-style="none" fo:font-weight="normal" officeooo:rsid="001fd701" officeooo:paragraph-rsid="001fd701" style:font-weight-asian="normal" style:font-weight-complex="normal"/>
    </style:style>
    <style:style style:name="P40" style:family="paragraph" style:parent-style-name="Preformatted_20_Text" style:list-style-name="L4">
      <style:text-properties style:text-underline-style="none" fo:font-weight="normal" officeooo:rsid="001953d4" officeooo:paragraph-rsid="001af0dc" style:font-weight-asian="normal" style:font-weight-complex="normal"/>
    </style:style>
    <style:style style:name="P41" style:family="paragraph" style:parent-style-name="Preformatted_20_Text" style:list-style-name="L4">
      <style:text-properties style:text-underline-style="none" fo:font-weight="normal" officeooo:rsid="001953d4" officeooo:paragraph-rsid="001f2713" style:font-weight-asian="normal" style:font-weight-complex="normal"/>
    </style:style>
    <style:style style:name="P42" style:family="paragraph" style:parent-style-name="Preformatted_20_Text" style:list-style-name="L5">
      <style:text-properties style:text-underline-style="none" fo:font-weight="normal" officeooo:rsid="001953d4" officeooo:paragraph-rsid="001953d4" style:font-weight-asian="normal" style:font-weight-complex="normal"/>
    </style:style>
    <style:style style:name="P43" style:family="paragraph" style:parent-style-name="Preformatted_20_Text" style:list-style-name="L4">
      <style:text-properties style:text-underline-style="none" fo:font-weight="normal" officeooo:rsid="001f2713" officeooo:paragraph-rsid="001f2713" style:font-weight-asian="normal" style:font-weight-complex="normal"/>
    </style:style>
    <style:style style:name="P44" style:family="paragraph" style:parent-style-name="Preformatted_20_Text" style:list-style-name="L4">
      <style:text-properties style:text-underline-style="none" fo:font-weight="normal" officeooo:rsid="001da251" officeooo:paragraph-rsid="001da251" style:font-weight-asian="normal" style:font-weight-complex="normal"/>
    </style:style>
    <style:style style:name="P45" style:family="paragraph" style:parent-style-name="Preformatted_20_Text" style:list-style-name="L4">
      <style:text-properties style:text-underline-style="none" fo:font-weight="normal" officeooo:rsid="001e3e1d" officeooo:paragraph-rsid="001e3e1d" style:font-weight-asian="normal" style:font-weight-complex="normal"/>
    </style:style>
    <style:style style:name="P46" style:family="paragraph" style:parent-style-name="Preformatted_20_Text" style:list-style-name="L4">
      <style:text-properties style:text-underline-style="none" fo:font-weight="normal" officeooo:rsid="002a3a36" officeooo:paragraph-rsid="002a3a36" style:font-weight-asian="normal" style:font-weight-complex="normal"/>
    </style:style>
    <style:style style:name="P47" style:family="paragraph" style:parent-style-name="Preformatted_20_Text" style:list-style-name="L4">
      <style:text-properties style:text-underline-style="none" fo:font-weight="normal" officeooo:rsid="0020b7be" officeooo:paragraph-rsid="0020b7be" style:font-weight-asian="normal" style:font-weight-complex="normal"/>
    </style:style>
    <style:style style:name="P48" style:family="paragraph" style:parent-style-name="Preformatted_20_Text" style:list-style-name="L4">
      <style:text-properties style:text-underline-style="none" fo:font-weight="normal" officeooo:rsid="002dfb36" officeooo:paragraph-rsid="002dfb36" style:font-weight-asian="normal" style:font-weight-complex="normal"/>
    </style:style>
    <style:style style:name="P49" style:family="paragraph" style:parent-style-name="Preformatted_20_Text" style:list-style-name="L4">
      <style:text-properties style:text-underline-style="none" fo:font-weight="normal" officeooo:rsid="00222731" officeooo:paragraph-rsid="00222731" style:font-weight-asian="normal" style:font-weight-complex="normal"/>
    </style:style>
    <style:style style:name="P50" style:family="paragraph" style:parent-style-name="Preformatted_20_Text" style:list-style-name="L4">
      <style:text-properties style:text-underline-style="none" fo:font-weight="normal" officeooo:rsid="0025fdad" officeooo:paragraph-rsid="00268945" style:font-weight-asian="normal" style:font-weight-complex="normal"/>
    </style:style>
    <style:style style:name="P51" style:family="paragraph" style:parent-style-name="Preformatted_20_Text" style:list-style-name="L4">
      <style:text-properties style:text-underline-style="none" fo:font-weight="normal" officeooo:rsid="0026ccd1" officeooo:paragraph-rsid="0026ccd1" style:font-weight-asian="normal" style:font-weight-complex="normal"/>
    </style:style>
    <style:style style:name="P52" style:family="paragraph" style:parent-style-name="Preformatted_20_Text" style:list-style-name="L4">
      <style:text-properties style:text-underline-style="none" fo:font-weight="normal" officeooo:rsid="003e3f38" officeooo:paragraph-rsid="003e3f38" style:font-weight-asian="normal" style:font-weight-complex="normal"/>
    </style:style>
    <style:style style:name="P53" style:family="paragraph" style:parent-style-name="Preformatted_20_Text" style:list-style-name="L5">
      <style:text-properties style:text-underline-style="none" fo:font-weight="normal" officeooo:rsid="0027969c" officeooo:paragraph-rsid="0027969c" style:font-weight-asian="normal" style:font-weight-complex="normal"/>
    </style:style>
    <style:style style:name="P54" style:family="paragraph" style:parent-style-name="Preformatted_20_Text" style:list-style-name="L5">
      <style:text-properties style:text-underline-style="none" fo:font-weight="normal" officeooo:rsid="002eb6f9" officeooo:paragraph-rsid="002eb6f9" style:font-weight-asian="normal" style:font-weight-complex="normal"/>
    </style:style>
    <style:style style:name="P55" style:family="paragraph" style:parent-style-name="Preformatted_20_Text" style:list-style-name="L6">
      <style:text-properties style:text-underline-style="none" fo:font-weight="normal" officeooo:rsid="0014a7b0" officeooo:paragraph-rsid="0014a7b0" style:font-weight-asian="normal" style:font-weight-complex="normal"/>
    </style:style>
    <style:style style:name="P56" style:family="paragraph" style:parent-style-name="Preformatted_20_Text" style:list-style-name="L6">
      <style:text-properties style:text-underline-style="none" fo:font-weight="normal" officeooo:rsid="00284461" officeooo:paragraph-rsid="00284461" style:font-weight-asian="normal" style:font-weight-complex="normal"/>
    </style:style>
    <style:style style:name="P57" style:family="paragraph" style:parent-style-name="Preformatted_20_Text" style:list-style-name="L6">
      <style:text-properties style:text-underline-style="none" fo:font-weight="normal" officeooo:rsid="0028f0de" officeooo:paragraph-rsid="0028f0de" style:font-weight-asian="normal" style:font-weight-complex="normal"/>
    </style:style>
    <style:style style:name="P58" style:family="paragraph" style:parent-style-name="Preformatted_20_Text" style:list-style-name="L7">
      <style:text-properties style:text-underline-style="none" fo:font-weight="normal" officeooo:rsid="0030780c" officeooo:paragraph-rsid="0030780c" style:font-weight-asian="normal" style:font-weight-complex="normal"/>
    </style:style>
    <style:style style:name="P59" style:family="paragraph" style:parent-style-name="Preformatted_20_Text" style:list-style-name="L7">
      <style:text-properties style:text-underline-style="none" fo:font-weight="normal" officeooo:rsid="004b5b71" officeooo:paragraph-rsid="004778c0" style:font-weight-asian="normal" style:font-weight-complex="normal"/>
    </style:style>
    <style:style style:name="P60" style:family="paragraph" style:parent-style-name="Preformatted_20_Text" style:list-style-name="L4">
      <style:text-properties style:text-underline-style="none" fo:font-weight="bold" style:font-weight-asian="bold" style:font-weight-complex="bold"/>
    </style:style>
    <style:style style:name="P61" style:family="paragraph" style:parent-style-name="Preformatted_20_Text" style:list-style-name="L2">
      <style:text-properties style:text-underline-style="none" officeooo:rsid="0047b4c9" officeooo:paragraph-rsid="0047b4c9"/>
    </style:style>
    <style:style style:name="P62" style:family="paragraph" style:parent-style-name="Preformatted_20_Text" style:list-style-name="L2">
      <style:text-properties style:text-underline-style="none" officeooo:rsid="00493d77" officeooo:paragraph-rsid="00493d77"/>
    </style:style>
    <style:style style:name="T1" style:family="text">
      <style:text-properties officeooo:rsid="001af0dc"/>
    </style:style>
    <style:style style:name="T2" style:family="text">
      <style:text-properties officeooo:rsid="001c6620"/>
    </style:style>
    <style:style style:name="T3" style:family="text">
      <style:text-properties officeooo:rsid="00216d39"/>
    </style:style>
    <style:style style:name="T4" style:family="text">
      <style:text-properties officeooo:rsid="00268945"/>
    </style:style>
    <style:style style:name="T5" style:family="text">
      <style:text-properties officeooo:rsid="0026e37d"/>
    </style:style>
    <style:style style:name="T6" style:family="text">
      <style:text-properties officeooo:rsid="00290e10"/>
    </style:style>
    <style:style style:name="T7" style:family="text">
      <style:text-properties officeooo:rsid="002c22fa"/>
    </style:style>
    <style:style style:name="T8" style:family="text">
      <style:text-properties officeooo:rsid="00325f3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bold" officeooo:rsid="00378370" style:font-weight-asian="bold" style:font-weight-complex="bold"/>
    </style:style>
    <style:style style:name="T11" style:family="text">
      <style:text-properties officeooo:rsid="0045b7cb"/>
    </style:style>
    <style:style style:name="T12" style:family="text">
      <style:text-properties officeooo:rsid="0046937b"/>
    </style:style>
    <style:style style:name="T13" style:family="text">
      <style:text-properties officeooo:rsid="0048c5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9in" fo:text-indent="-0.25in" fo:margin-left="0.58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9in" fo:text-indent="-0.25in" fo:margin-left="0.83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9in" fo:text-indent="-0.25in" fo:margin-left="1.08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9in" fo:text-indent="-0.25in" fo:margin-left="1.33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9in" fo:text-indent="-0.25in" fo:margin-left="1.58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9in" fo:text-indent="-0.25in" fo:margin-left="1.83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9in" fo:text-indent="-0.25in" fo:margin-left="2.08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9in" fo:text-indent="-0.25in" fo:margin-left="2.33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9in" fo:text-indent="-0.25in" fo:margin-left="2.58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9in" fo:text-indent="-0.25in" fo:margin-left="2.8319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telseite</text:p>
      <text:p text:style-name="P6"/>
      <text:p text:style-name="P6">Inhaltsangabe</text:p>
      <text:p text:style-name="P5"/>
      <text:p text:style-name="P14"><text:span text:style-name="T10">Zitat <text:s/></text:span>“Companies spend millions of dollars on firewalls, encryption and secure access devices, and it’s money wasted, because none of these measures address the weakest link in the security chain.”</text:p>
      <text:p text:style-name="P15"><text:span text:style-name="Emphasis">– Kevin Mitnick</text:span></text:p>
      <text:p text:style-name="P5"/>
      <text:p text:style-name="P6">Abstact <text:span text:style-name="T9"><text:s/>in deutsch und englisch???</text:span></text:p>
      <text:p text:style-name="P2"/>
      <text:p text:style-name="P2">Einleitung</text:p>
      <text:list xml:id="list2767462124737263754" text:style-name="L1">
        <text:list-item>
          <text:p text:style-name="P16">Motivation: <text:span text:style-name="T8">Wenn sich mehrere Mitarbeiter zusammentun und sich gegenseitig helfen.</text:span></text:p>
        </text:list-item>
        <text:list-item>
          <text:p text:style-name="P17">Motivierendes Beispiel</text:p>
        </text:list-item>
        <text:list-item>
          <text:p text:style-name="P16">zusammenfassen, um was es in der Arbeit geht.</text:p>
        </text:list-item>
      </text:list>
      <text:p text:style-name="P1"/>
      <text:p text:style-name="P2">Wichtige Begriffe <text:span text:style-name="T11">Definitionen</text:span></text:p>
      <text:list xml:id="list3872466266837058852" text:style-name="L2">
        <text:list-item>
          <text:p text:style-name="P18">Workflow</text:p>
          <text:list>
            <text:list-item>
              <text:p text:style-name="P18">Bild zu Workflow UML</text:p>
            </text:list-item>
            <text:list-item>
              <text:p text:style-name="P62">Tasks</text:p>
            </text:list-item>
          </text:list>
        </text:list-item>
        <text:list-item>
          <text:p text:style-name="P19">Workflow Authorization Model</text:p>
        </text:list-item>
        <text:list-item>
          <text:p text:style-name="P61">Constraints <text:span text:style-name="T13">Definition</text:span></text:p>
        </text:list-item>
      </text:list>
      <text:p text:style-name="P1"/>
      <text:p text:style-name="P1"/>
      <text:p text:style-name="P2">Verwandte Arbeit</text:p>
      <text:list xml:id="list3889797533062020865" text:style-name="L3">
        <text:list-item>
          <text:p text:style-name="P20">Dieser Text sollte aus Sicht des Stoffes sein:</text:p>
        </text:list-item>
        <text:list-item>
          <text:p text:style-name="P20">Inter-Instance Constraints</text:p>
          <text:list>
            <text:list-item>
              <text:p text:style-name="P21">bei warner_inter-instance geht es um statische und dynamische Analyse. Da ich Auditierung benutze, wird statically_checked weggelassen</text:p>
            </text:list-item>
            <text:list-item>
              <text:p text:style-name="P22">Erklären, was ich anders mache</text:p>
            </text:list-item>
          </text:list>
        </text:list-item>
        <text:list-item>
          <text:p text:style-name="P23">ProM, SCIFF</text:p>
        </text:list-item>
        <text:list-item>
          <text:p text:style-name="P20">Model Checking</text:p>
        </text:list-item>
      </text:list>
      <text:p text:style-name="P1"/>
      <text:p text:style-name="P2">Theorie</text:p>
      <text:p text:style-name="P2"/>
      <text:list xml:id="list1479233163681711310" text:style-name="L4">
        <text:list-item>
          <text:p text:style-name="P24">Ein praktisches Beispiel mit vielen Einschränkungen</text:p>
          <text:list>
            <text:list-item>
              <text:p text:style-name="P25">Bild zum Workflo<text:span text:style-name="T1">w</text:span> + Erklärung</text:p>
            </text:list-item>
            <text:list-item>
              <text:p text:style-name="P26">schriftliche <text:span text:style-name="T2">Auflistung der Einschränkungen</text:span></text:p>
              <text:list>
                <text:list-item>
                  <text:p text:style-name="P27">Intra-Instance </text:p>
                </text:list-item>
                <text:list-item>
                  <text:p text:style-name="P27">Inter-Instance</text:p>
                  <text:list>
                    <text:list-item>
                      <text:p text:style-name="P28">User U darf Task1 nicht mehr als 5 mal im Monat ausführe<text:span text:style-name="T6">n</text:span></text:p>
                    </text:list-item>
                    <text:list-item>
                      <text:p text:style-name="P29">User U darf bei Task1 nicht mehr als 100000 Euro auszahlen</text:p>
                    </text:list-item>
                    <text:list-item>
                      <text:p text:style-name="P30">U1 und U2 dürfen nicht mehr als 3mal an T1 und T2 zusammen arbeiten</text:p>
                    </text:list-item>
                  </text:list>
                </text:list-item>
                <text:list-item>
                  <text:p text:style-name="P31">Inter-Process</text:p>
                  <text:list>
                    <text:list-item>
                      <text:p text:style-name="P31">Ein User darf nicht mehr als 100 Tasks pro Tag erledigen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191723507941435" text:continue-numbering="true" text:style-name="L4">
        <text:list-item>
          <text:p text:style-name="P32">Arten von Constraints</text:p>
          <text:list>
            <text:list-item>
              <text:p text:style-name="P32">zeitliche Beschränkungen</text:p>
            </text:list-item>
            <text:list-item>
              <text:p text:style-name="P32">Akkumulationen</text:p>
            </text:list-item>
            <text:list-item>
              <text:p text:style-name="P32">Separation/Binding of Duty Constraints</text:p>
              <text:list>
                <text:list-item>
                  <text:p text:style-name="P33">Bild dazu</text:p>
                </text:list-item>
              </text:list>
            </text:list-item>
          </text:list>
          <text:p text:style-name="P60"/>
        </text:list-item>
        <text:list-item>
          <text:p text:style-name="P24">Formale Definition </text:p>
          <text:list>
            <text:list-item>
              <text:p text:style-name="P24">Workflows</text:p>
            </text:list-item>
            <text:list-item>
              <text:p text:style-name="P24">Zeitstempel</text:p>
            </text:list-item>
            <text:list-item>
              <text:p text:style-name="P24">Constanten</text:p>
            </text:list-item>
            <text:list-item>
              <text:p text:style-name="P24">Variablen</text:p>
            </text:list-item>
            <text:list-item>
              <text:p text:style-name="P34">Literale</text:p>
            </text:list-item>
            <text:list-item>
              <text:p text:style-name="P35"><text:soft-page-break/>Regeln (Constraints sind Schlussfolgerungen, die sich aus Vorbedingungen ergeben.</text:p>
              <text:list>
                <text:list-item>
                  <text:p text:style-name="P35">Fakten</text:p>
                </text:list-item>
                <text:list-item>
                  <text:p text:style-name="P37">Status (aus Event Logs gelesen)</text:p>
                </text:list-item>
                <text:list-item>
                  <text:p text:style-name="P37">Ableitung,...</text:p>
                </text:list-item>
              </text:list>
            </text:list-item>
          </text:list>
        </text:list-item>
        <text:list-item>
          <text:p text:style-name="P38">Zu Beispiel gefundene Einschränkungen definieren</text:p>
        </text:list-item>
      </text:list>
      <text:p text:style-name="P12"/>
      <text:p text:style-name="P12"><text:tab/><text:span text:style-name="T12">Hierarchischens Rollenmodell</text:span></text:p>
      <text:p text:style-name="P13">Mehrere Taskinstanzen</text:p>
      <text:p text:style-name="P1"/>
      <text:p text:style-name="P2">Praxis</text:p>
      <text:list xml:id="list191722418508332" text:continue-numbering="true" text:style-name="L4">
        <text:list-item>
          <text:p text:style-name="P36">Grammatik</text:p>
          <text:list>
            <text:list-item>
              <text:p text:style-name="P39">Konstanten sind als 'String' , Variablen ohne </text:p>
              <text:list>
                <text:list-item>
                  <text:p text:style-name="P39">Welche Zeichen darf man wo verwenden?</text:p>
                </text:list-item>
              </text:list>
            </text:list-item>
            <text:list-item>
              <text:p text:style-name="P40">Verfügbare Literale</text:p>
            </text:list-item>
            <text:list-item>
              <text:p text:style-name="P40">Syntax</text:p>
              <text:list>
                <text:list-item>
                  <text:p text:style-name="P40">Fakten: SET extern|workflow </text:p>
                </text:list-item>
                <text:list-item>
                  <text:p text:style-name="P41">Regeln: <text:tab/>IF (..|..) (AND (..|..)*) 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1">THEN (..|..) </text:p>
                                  <text:p text:style-name="P43">WHERE t.name = t2.name AND <text:s/>..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Erklärung</text:p>
          <text:list>
            <text:list-item>
              <text:p text:style-name="P44">Wenn sich etwas auf jede Instanz einzeln beziehen muss, muss Task1.workflow.instance = Task2.workflow.instance</text:p>
            </text:list-item>
            <text:list-item>
              <text:p text:style-name="P45">Eignet sich für hierarchisches und auch für normales Rollenmodell. Hängt nur davon ab, ob die Hierarchie als Fakt gesetzt wurde.</text:p>
            </text:list-item>
            <text:list-item>
              <text:p text:style-name="P45">User und ihre Rollenzuweisungen müssen nicht explizit angegeben werden. Nur wenn man das für die Vergleiche braucht.</text:p>
            </text:list-item>
            <text:list-item>
              <text:p text:style-name="P46">Beziehung zwischen <text:span text:style-name="T7">c</text:span>ritical_task_pair und collaborateur.</text:p>
            </text:list-item>
          </text:list>
          <text:p text:style-name="P47"/>
        </text:list-item>
        <text:list-item>
          <text:p text:style-name="P47">Algorithmus</text:p>
          <text:list>
            <text:list-item>
              <text:p text:style-name="P47">Zuerst <text:span text:style-name="T3">aus Logs Status-Prädikate auslesen.</text:span></text:p>
            </text:list-item>
            <text:list-item>
              <text:p text:style-name="P48">Für jedes critical_task_pair entsprechende collaborateurs setzen.</text:p>
            </text:list-item>
            <text:list-item>
              <text:p text:style-name="P49">Schleife über Regeln</text:p>
              <text:list>
                <text:list-item>
                  <text:p text:style-name="P49">Die resultierenden Heads bestimmen und schauen, ob es für cannot_do ein executed und für must_do kein executed gibt-&gt; dann wurde es verletzt.</text:p>
                </text:list-item>
              </text:list>
            </text:list-item>
            <text:list-item>
              <text:p text:style-name="P50">Einfaches Beispiel: <text:span text:style-name="T4">Rule: executed(ui, t1)-&gt; cannot_do(ui,t2) und status: executed('tom', t1). Daraus wird abgeleitet: cannot_do('tom', t2). Da es nicht in der DB ist, ist alles OK</text:span></text:p>
            </text:list-item>
          </text:list>
        </text:list-item>
      </text:list>
      <text:p text:style-name="P10"/>
      <text:list xml:id="list191724037387382" text:continue-numbering="true" text:style-name="L4">
        <text:list-item>
          <text:p text:style-name="P47">Aufbau mein Programm</text:p>
          <text:list>
            <text:list-item>
              <text:p text:style-name="P47">Bild</text:p>
            </text:list-item>
            <text:list-item>
              <text:p text:style-name="P51">schriftliche Erklärung</text:p>
            </text:list-item>
            <text:list-item>
              <text:p text:style-name="P52">Fehlermeldungen, wenn man was falsches eingibt</text:p>
            </text:list-item>
          </text:list>
        </text:list-item>
      </text:list>
      <text:p text:style-name="P1"/>
      <text:p text:style-name="P2">Auswertung</text:p>
      <text:list xml:id="list2271517078969574830" text:style-name="L5">
        <text:list-item>
          <text:p text:style-name="P42">Mein Beispiel <text:span text:style-name="T5">mit ein paar Beispiel Logs untersuchen</text:span></text:p>
        </text:list-item>
        <text:list-item>
          <text:p text:style-name="P53">Zeigen, wie der Output aussieht.</text:p>
        </text:list-item>
        <text:list-item>
          <text:p text:style-name="P54">Beweismethoden??</text:p>
        </text:list-item>
      </text:list>
      <text:p text:style-name="P2"/>
      <text:p text:style-name="P3">Aussicht</text:p>
      <text:list xml:id="list1265302211248961069" text:style-name="L6">
        <text:list-item>
          <text:p text:style-name="P55">Wie kann man die restlichen Constraints implementieren</text:p>
        </text:list-item>
        <text:list-item>
          <text:p text:style-name="P55">Compliance Checking:</text:p>
          <text:list>
            <text:list-item>
              <text:p text:style-name="P56">Cannot_do und Must_execute vergleichen.</text:p>
            </text:list-item>
          </text:list>
        </text:list-item>
        <text:list-item>
          <text:p text:style-name="P57">Optimierung??</text:p>
        </text:list-item>
      </text:list>
      <text:p text:style-name="P11"/>
      <text:p text:style-name="P8">Quellenangaben</text:p>
      <text:p text:style-name="P11"/>
      <text:p text:style-name="P4">Anhang</text:p>
      <text:list xml:id="list1765189862413080899" text:style-name="L7">
        <text:list-item>
          <text:p text:style-name="P58">kleine Doku Grammatik</text:p>
        </text:list-item>
        <text:list-item>
          <text:p text:style-name="P58">Wie bedient man das Programm</text:p>
        </text:list-item>
        <text:list-item>
          <text:p text:style-name="P58"><text:soft-page-break/>Kommandozeilen optionen</text:p>
          <text:list>
            <text:list-item>
              <text:p text:style-name="P59">Input Dateien für die Constraints</text:p>
            </text:list-item>
            <text:list-item>
              <text:p text:style-name="P59">Input Dateien MXM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2T19:17:21.849196598</dc:date>
    <meta:generator>LibreOffice/4.2.8.2$Linux_X86_64 LibreOffice_project/420m0$Build-2</meta:generator>
    <meta:editing-duration>PT1H29M35S</meta:editing-duration>
    <meta:editing-cycles>64</meta:editing-cycles>
    <meta:document-statistic meta:table-count="0" meta:image-count="0" meta:object-count="0" meta:page-count="3" meta:paragraph-count="94" meta:word-count="514" meta:character-count="3296" meta:non-whitespace-character-count="2940"/>
  </office:meta>
</office:document-meta>
</file>